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5.5pt" fo:font-weight="normal" officeooo:rsid="0010db07" officeooo:paragraph-rsid="000cb744" style:font-size-asian="15.5pt" style:font-weight-asian="normal" style:font-size-complex="15.5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font-size="15.5pt" officeooo:paragraph-rsid="000cb744" style:font-size-asian="15.5pt" style:font-size-complex="15.5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officeooo:paragraph-rsid="000cb744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officeooo:rsid="000cb744" style:font-size-asian="26pt" style:font-size-complex="26pt"/>
    </style:style>
    <style:style style:name="T3" style:family="text">
      <style:text-properties officeooo:rsid="001e44b2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officeooo:rsid="000cb7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anção do Céu</text:span><text:tab/>Anderson Freire<text:tab/><text:span text:style-name="T2">[ 03 ]</text:span></text:p>
      <text:p text:style-name="P2">Existe uma canção em cada um de nós</text:p>
      <text:p text:style-name="P2">Foi Deus quem escreveu</text:p>
      <text:p text:style-name="P2">Pra Ele Mesmo ouvir</text:p>
      <text:p text:style-name="P2">O inimigo quer tirar ela de mim</text:p>
      <text:p text:style-name="P2">Mas serei fiel até o fim</text:p>
      <text:p text:style-name="P2"/>
      <text:p text:style-name="P2">Integrante sou do coral celestial</text:p>
      <text:p text:style-name="P2">O meu Maestro disse que eu sou especial</text:p>
      <text:p text:style-name="P2">Não vivo mais eu</text:p>
      <text:p text:style-name="P2">Quem vive em mim é Ele</text:p>
      <text:p text:style-name="P2">Estou ensaiando pra cantar no Céu pra Ele</text:p>
      <text:p text:style-name="P2"/>
      <text:p text:style-name="P2">No coral eu quero cantar</text:p>
      <text:p text:style-name="P2">Declarar que Ele é Santo, Santo</text:p>
      <text:p text:style-name="P2">Infinitamente adorar</text:p>
      <text:p text:style-name="P2">Dizendo que Jesus é Santo, Santo</text:p>
      <text:p text:style-name="P2">A composição do Céu</text:p>
      <text:p text:style-name="P2">Vai cantar quem for fiel</text:p>
      <text:p text:style-name="P2">O hino da vitória será o meu troféu</text:p>
      <text:p text:style-name="P2"/>
      <text:p text:style-name="P2">No coral eu quero cantar</text:p>
      <text:p text:style-name="P2">Declarar que Ele é Santo, Santo</text:p>
      <text:p text:style-name="P2">Infinitamente adorar</text:p>
      <text:p text:style-name="P2">Dizendo que Jesus é Santo, Santo</text:p>
      <text:p text:style-name="P2">A composição do Céu</text:p>
      <text:p text:style-name="P2">Vai cantar quem for fiel</text:p>
      <text:p text:style-name="P2">Vou erguer o meu troféu</text:p>
      <text:p text:style-name="P2"/>
      <text:p text:style-name="P2">Adorado, Exaltado, Poderoso</text:p>
      <text:p text:style-name="P2">Magnificado,Jesus Cristo, Glorioso</text:p>
      <text:p text:style-name="P2">No grande dia esperado vou louvar</text:p>
      <text:p text:style-name="P2">Santo é o Senhor</text:p>
      <text:p text:style-name="P2"/>
      <text:p text:style-name="P2">Adorado, Exaltado, Poderoso</text:p>
      <text:p text:style-name="P2">Magnificado,Jesus Cristo, Glorioso</text:p>
      <text:p text:style-name="P2">No grande dia esperado vou louvar</text:p>
      <text:p text:style-name="P1">Santo, <text:span text:style-name="T3">Santo</text:span> é o Senh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23.999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2T15:35:02.692840919</dc:date>
    <meta:editing-duration>PT30M6S</meta:editing-duration>
    <meta:editing-cycles>7</meta:editing-cycles>
    <meta:generator>LibreOffice/5.4.1.2.0$Linux_X86_64 LibreOffice_project/40m0$Build-2</meta:generator>
    <meta:document-statistic meta:table-count="0" meta:image-count="0" meta:object-count="0" meta:page-count="1" meta:paragraph-count="33" meta:word-count="170" meta:character-count="903" meta:non-whitespace-character-count="766"/>
  </office:meta>
</office:document-meta>
</file>